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Display G" svg:font-family="'Linux Libertine Display G'" style:font-pitch="variable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Symmetric_20_Arrow" draw:marker-end-width="0.3cm" draw:fill="none" draw:textarea-vertical-align="middle"/>
    </style:style>
    <style:style style:name="gr2" style:family="graphic" style:parent-style-name="objectwithoutfill">
      <style:graphic-properties draw:stroke="dash" draw:stroke-dash="Fine_20_Dashed" svg:stroke-width="0.035cm" svg:stroke-color="#ed4c05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1.006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objectwithoutfill">
      <style:graphic-properties draw:stroke="solid" draw:stroke-dash="Fine_20_Dashed" svg:stroke-width="0.035cm" svg:stroke-color="#ed4c05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Linux Libertine G" fo:font-size="18pt" fo:font-weight="normal" style:font-size-asian="18pt" style:font-weight-asian="normal" style:font-size-complex="18pt" style:font-weight-complex="normal"/>
    </style:style>
    <style:style style:name="P3" style:family="paragraph">
      <loext:graphic-properties draw:fill="none" draw:fill-color="#ffffff"/>
      <style:text-properties style:font-name="Linux Libertine G" fo:font-size="18pt" fo:font-weight="normal" style:font-size-asian="18pt" style:font-weight-asian="normal" style:font-size-complex="18pt" style:font-weight-complex="normal"/>
    </style:style>
    <style:style style:name="P4" style:family="paragraph">
      <style:text-properties fo:color="#ce181e" style:font-name="Linux Libertine G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="none" draw:fill-color="#ffffff"/>
      <style:text-properties fo:color="#ce181e" style:font-name="Linux Libertine G" fo:font-size="22pt" fo:font-weight="bold" style:font-size-asian="22pt" style:font-weight-asian="bold" style:font-size-complex="22pt" style:font-weight-complex="bold"/>
    </style:style>
    <style:style style:name="P6" style:family="paragraph">
      <style:text-properties fo:color="#20466e" style:font-name="Linux Libertine G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text-properties fo:color="#20466e" style:font-name="Linux Libertine G"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Linux Libertine G" fo:font-size="18pt" fo:font-weight="normal" style:font-size-asian="18pt" style:font-weight-asian="normal" style:font-size-complex="18pt" style:font-weight-complex="normal"/>
    </style:style>
    <style:style style:name="T2" style:family="text">
      <style:text-properties style:text-position="-33% 58%" style:font-name="Linux Libertine G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ce181e" style:font-name="Linux Libertine G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20466e" style:font-name="Linux Libertine G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896cm" svg:y1="18.431cm" svg:x2="9.698cm" svg:y2="18.373cm">
          <text:p/>
        </draw:line>
        <draw:line draw:style-name="gr1" draw:text-style-name="P1" draw:layer="layout" svg:x1="2.896cm" svg:y1="18.43cm" svg:x2="2.896cm" svg:y2="12.362cm">
          <text:p/>
        </draw:line>
        <draw:line draw:style-name="gr2" draw:text-style-name="P1" draw:layer="layout" svg:x1="4.715cm" svg:y1="12.969cm" svg:x2="7.361cm" svg:y2="18.279cm">
          <text:p/>
        </draw:line>
        <draw:line draw:style-name="gr2" draw:text-style-name="P1" draw:layer="layout" svg:x1="3.392cm" svg:y1="14.182cm" svg:x2="9.18cm" svg:y2="17.064cm">
          <text:p/>
        </draw:line>
        <draw:line draw:style-name="gr2" draw:text-style-name="P1" draw:layer="layout" svg:x1="3.392cm" svg:y1="15.396cm" svg:x2="9.842cm" svg:y2="16.155cm">
          <text:p/>
        </draw:line>
        <draw:line draw:style-name="gr1" draw:text-style-name="P1" draw:layer="layout" svg:x1="2.896cm" svg:y1="18.431cm" svg:x2="9.698cm" svg:y2="18.373cm">
          <text:p/>
        </draw:line>
        <draw:line draw:style-name="gr1" draw:text-style-name="P1" draw:layer="layout" svg:x1="2.896cm" svg:y1="18.43cm" svg:x2="2.896cm" svg:y2="12.362cm">
          <text:p/>
        </draw:line>
        <draw:line draw:style-name="gr2" draw:text-style-name="P1" draw:layer="layout" svg:x1="4.715cm" svg:y1="12.969cm" svg:x2="7.361cm" svg:y2="18.279cm">
          <text:p/>
        </draw:line>
        <draw:line draw:style-name="gr2" draw:text-style-name="P1" draw:layer="layout" svg:x1="3.392cm" svg:y1="14.182cm" svg:x2="9.18cm" svg:y2="17.064cm">
          <text:p/>
        </draw:line>
        <draw:line draw:style-name="gr2" draw:text-style-name="P1" draw:layer="layout" svg:x1="3.392cm" svg:y1="15.396cm" svg:x2="9.842cm" svg:y2="16.155cm">
          <text:p/>
        </draw:line>
        <draw:frame draw:style-name="gr3" draw:text-style-name="P3" draw:layer="layout" svg:width="1.488cm" svg:height="1.256cm" svg:x="2.512cm" svg:y="11.4cm">
          <draw:text-box>
            <text:p text:style-name="P2"><text:span text:style-name="T1">x</text:span><text:span text:style-name="T2">1</text:span></text:p>
          </draw:text-box>
        </draw:frame>
        <draw:frame draw:style-name="gr3" draw:text-style-name="P3" draw:layer="layout" svg:width="1.488cm" svg:height="1.256cm" svg:x="9.6cm" svg:y="17.8cm">
          <draw:text-box>
            <text:p text:style-name="P2"><text:span text:style-name="T1">x</text:span><text:span text:style-name="T2">2</text:span></text:p>
          </draw:text-box>
        </draw:frame>
        <draw:frame draw:style-name="gr4" draw:text-style-name="P5" draw:layer="layout" svg:width="1.2cm" svg:height="1.136cm" svg:x="5.5cm" svg:y="12.5cm">
          <draw:text-box>
            <text:p text:style-name="P4"><text:span text:style-name="T3">+</text:span></text:p>
          </draw:text-box>
        </draw:frame>
        <draw:frame draw:style-name="gr4" draw:text-style-name="P5" draw:layer="layout" svg:width="1.2cm" svg:height="1.136cm" svg:x="7.3cm" svg:y="12.564cm">
          <draw:text-box>
            <text:p text:style-name="P4"><text:span text:style-name="T3">+</text:span></text:p>
          </draw:text-box>
        </draw:frame>
        <draw:frame draw:style-name="gr4" draw:text-style-name="P5" draw:layer="layout" svg:width="1.2cm" svg:height="1.136cm" svg:x="6.6cm" svg:y="13.964cm">
          <draw:text-box>
            <text:p text:style-name="P4"><text:span text:style-name="T3">+</text:span></text:p>
          </draw:text-box>
        </draw:frame>
        <draw:frame draw:style-name="gr4" draw:text-style-name="P5" draw:layer="layout" svg:width="1.2cm" svg:height="1.136cm" svg:x="6.2cm" svg:y="11.764cm">
          <draw:text-box>
            <text:p text:style-name="P4"><text:span text:style-name="T3">+</text:span></text:p>
          </draw:text-box>
        </draw:frame>
        <draw:frame draw:style-name="gr4" draw:text-style-name="P5" draw:layer="layout" svg:width="1.2cm" svg:height="1.136cm" svg:x="5.6cm" svg:y="13.964cm">
          <draw:text-box>
            <text:p text:style-name="P4"><text:span text:style-name="T3">+</text:span></text:p>
          </draw:text-box>
        </draw:frame>
        <draw:frame draw:style-name="gr4" draw:text-style-name="P5" draw:layer="layout" svg:width="1.2cm" svg:height="1.136cm" svg:x="8.1cm" svg:y="13.364cm">
          <draw:text-box>
            <text:p text:style-name="P4"><text:span text:style-name="T3">+</text:span></text:p>
          </draw:text-box>
        </draw:frame>
        <draw:frame draw:style-name="gr4" draw:text-style-name="P5" draw:layer="layout" svg:width="1.2cm" svg:height="1.136cm" svg:x="6.2cm" svg:y="12.8cm">
          <draw:text-box>
            <text:p text:style-name="P4"><text:span text:style-name="T3">+</text:span></text:p>
          </draw:text-box>
        </draw:frame>
        <draw:frame draw:style-name="gr4" draw:text-style-name="P5" draw:layer="layout" svg:width="1.2cm" svg:height="1.136cm" svg:x="5.4cm" svg:y="11.764cm">
          <draw:text-box>
            <text:p text:style-name="P4"><text:span text:style-name="T3">+</text:span></text:p>
          </draw:text-box>
        </draw:frame>
        <draw:frame draw:style-name="gr4" draw:text-style-name="P5" draw:layer="layout" svg:width="1.2cm" svg:height="1.136cm" svg:x="7.5cm" svg:y="14.3cm">
          <draw:text-box>
            <text:p text:style-name="P4"><text:span text:style-name="T3">+</text:span></text:p>
          </draw:text-box>
        </draw:frame>
        <draw:frame draw:style-name="gr4" draw:text-style-name="P7" draw:layer="layout" svg:width="1.2cm" svg:height="1.136cm" svg:x="3.3cm" svg:y="15.8cm">
          <draw:text-box>
            <text:p text:style-name="P6"><text:span text:style-name="T4">-</text:span></text:p>
          </draw:text-box>
        </draw:frame>
        <draw:frame draw:style-name="gr4" draw:text-style-name="P7" draw:layer="layout" svg:width="1.2cm" svg:height="1.136cm" svg:x="5.3cm" svg:y="16.1cm">
          <draw:text-box>
            <text:p text:style-name="P6"><text:span text:style-name="T4">-</text:span></text:p>
          </draw:text-box>
        </draw:frame>
        <draw:frame draw:style-name="gr4" draw:text-style-name="P7" draw:layer="layout" svg:width="1.2cm" svg:height="1.136cm" svg:x="4.8cm" svg:y="15.464cm">
          <draw:text-box>
            <text:p text:style-name="P6"><text:span text:style-name="T4">-</text:span></text:p>
          </draw:text-box>
        </draw:frame>
        <draw:frame draw:style-name="gr4" draw:text-style-name="P7" draw:layer="layout" svg:width="1.2cm" svg:height="1.136cm" svg:x="4.3cm" svg:y="17.464cm">
          <draw:text-box>
            <text:p text:style-name="P6"><text:span text:style-name="T4">-</text:span></text:p>
          </draw:text-box>
        </draw:frame>
        <draw:frame draw:style-name="gr4" draw:text-style-name="P7" draw:layer="layout" svg:width="1.2cm" svg:height="1.136cm" svg:x="5.8cm" svg:y="17.364cm">
          <draw:text-box>
            <text:p text:style-name="P6"><text:span text:style-name="T4">-</text:span></text:p>
          </draw:text-box>
        </draw:frame>
        <draw:frame draw:style-name="gr4" draw:text-style-name="P7" draw:layer="layout" svg:width="1.2cm" svg:height="1.136cm" svg:x="3.2cm" svg:y="17.364cm">
          <draw:text-box>
            <text:p text:style-name="P6"><text:span text:style-name="T4">-</text:span></text:p>
          </draw:text-box>
        </draw:frame>
        <draw:frame draw:style-name="gr4" draw:text-style-name="P7" draw:layer="layout" svg:width="1.2cm" svg:height="1.136cm" svg:x="4.2cm" svg:y="16.464cm">
          <draw:text-box>
            <text:p text:style-name="P6"><text:span text:style-name="T4">-</text:span></text:p>
          </draw:text-box>
        </draw:frame>
        <draw:frame draw:style-name="gr4" draw:text-style-name="P7" draw:layer="layout" svg:width="1.2cm" svg:height="1.136cm" svg:x="3.5cm" svg:y="15.064cm">
          <draw:text-box>
            <text:p text:style-name="P6"><text:span text:style-name="T4">-</text:span></text:p>
          </draw:text-box>
        </draw:frame>
        <draw:frame draw:style-name="gr4" draw:text-style-name="P7" draw:layer="layout" svg:width="1.2cm" svg:height="1.136cm" svg:x="2.9cm" svg:y="16.7cm">
          <draw:text-box>
            <text:p text:style-name="P6"><text:span text:style-name="T4">-</text:span></text:p>
          </draw:text-box>
        </draw:frame>
        <draw:frame draw:style-name="gr4" draw:text-style-name="P7" draw:layer="layout" svg:width="1.2cm" svg:height="1.136cm" svg:x="5.1cm" svg:y="16.864cm">
          <draw:text-box>
            <text:p text:style-name="P6"><text:span text:style-name="T4">-</text:span></text:p>
          </draw:text-box>
        </draw:frame>
        <draw:line draw:style-name="gr1" draw:text-style-name="P1" draw:layer="layout" svg:x1="11.184cm" svg:y1="18.375cm" svg:x2="17.986cm" svg:y2="18.317cm">
          <text:p/>
        </draw:line>
        <draw:line draw:style-name="gr1" draw:text-style-name="P1" draw:layer="layout" svg:x1="11.184cm" svg:y1="18.374cm" svg:x2="11.184cm" svg:y2="12.306cm">
          <text:p/>
        </draw:line>
        <draw:line draw:style-name="gr1" draw:text-style-name="P1" draw:layer="layout" svg:x1="11.184cm" svg:y1="18.375cm" svg:x2="17.986cm" svg:y2="18.317cm">
          <text:p/>
        </draw:line>
        <draw:line draw:style-name="gr1" draw:text-style-name="P1" draw:layer="layout" svg:x1="11.184cm" svg:y1="18.374cm" svg:x2="11.184cm" svg:y2="12.306cm">
          <text:p/>
        </draw:line>
        <draw:line draw:style-name="gr5" draw:text-style-name="P1" draw:layer="layout" svg:x1="11.303cm" svg:y1="13.413cm" svg:x2="15.1cm" svg:y2="18cm">
          <text:p/>
        </draw:line>
        <draw:frame draw:style-name="gr3" draw:text-style-name="P3" draw:layer="layout" svg:width="1.488cm" svg:height="1.256cm" svg:x="10.8cm" svg:y="11.344cm">
          <draw:text-box>
            <text:p text:style-name="P2"><text:span text:style-name="T1">x</text:span><text:span text:style-name="T2">1</text:span></text:p>
          </draw:text-box>
        </draw:frame>
        <draw:frame draw:style-name="gr3" draw:text-style-name="P3" draw:layer="layout" svg:width="1.488cm" svg:height="1.256cm" svg:x="17.888cm" svg:y="17.744cm">
          <draw:text-box>
            <text:p text:style-name="P2"><text:span text:style-name="T1">x</text:span><text:span text:style-name="T2">2</text:span></text:p>
          </draw:text-box>
        </draw:frame>
        <draw:frame draw:style-name="gr4" draw:text-style-name="P5" draw:layer="layout" svg:width="1.2cm" svg:height="1.136cm" svg:x="13.788cm" svg:y="12.444cm">
          <draw:text-box>
            <text:p text:style-name="P4"><text:span text:style-name="T3">+</text:span></text:p>
          </draw:text-box>
        </draw:frame>
        <draw:frame draw:style-name="gr4" draw:text-style-name="P5" draw:layer="layout" svg:width="1.2cm" svg:height="1.136cm" svg:x="15.588cm" svg:y="12.508cm">
          <draw:text-box>
            <text:p text:style-name="P4"><text:span text:style-name="T3">+</text:span></text:p>
          </draw:text-box>
        </draw:frame>
        <draw:frame draw:style-name="gr4" draw:text-style-name="P5" draw:layer="layout" svg:width="1.2cm" svg:height="1.136cm" svg:x="14.888cm" svg:y="13.908cm">
          <draw:text-box>
            <text:p text:style-name="P4"><text:span text:style-name="T3">+</text:span></text:p>
          </draw:text-box>
        </draw:frame>
        <draw:frame draw:style-name="gr4" draw:text-style-name="P5" draw:layer="layout" svg:width="1.2cm" svg:height="1.136cm" svg:x="14.488cm" svg:y="11.708cm">
          <draw:text-box>
            <text:p text:style-name="P4"><text:span text:style-name="T3">+</text:span></text:p>
          </draw:text-box>
        </draw:frame>
        <draw:frame draw:style-name="gr4" draw:text-style-name="P5" draw:layer="layout" svg:width="1.2cm" svg:height="1.136cm" svg:x="13.888cm" svg:y="13.908cm">
          <draw:text-box>
            <text:p text:style-name="P4"><text:span text:style-name="T3">+</text:span></text:p>
          </draw:text-box>
        </draw:frame>
        <draw:frame draw:style-name="gr4" draw:text-style-name="P5" draw:layer="layout" svg:width="1.2cm" svg:height="1.136cm" svg:x="16.388cm" svg:y="13.308cm">
          <draw:text-box>
            <text:p text:style-name="P4"><text:span text:style-name="T3">+</text:span></text:p>
          </draw:text-box>
        </draw:frame>
        <draw:frame draw:style-name="gr4" draw:text-style-name="P5" draw:layer="layout" svg:width="1.2cm" svg:height="1.136cm" svg:x="14.488cm" svg:y="12.744cm">
          <draw:text-box>
            <text:p text:style-name="P4"><text:span text:style-name="T3">+</text:span></text:p>
          </draw:text-box>
        </draw:frame>
        <draw:frame draw:style-name="gr4" draw:text-style-name="P5" draw:layer="layout" svg:width="1.2cm" svg:height="1.136cm" svg:x="13.688cm" svg:y="11.708cm">
          <draw:text-box>
            <text:p text:style-name="P4"><text:span text:style-name="T3">+</text:span></text:p>
          </draw:text-box>
        </draw:frame>
        <draw:frame draw:style-name="gr4" draw:text-style-name="P5" draw:layer="layout" svg:width="1.2cm" svg:height="1.136cm" svg:x="15.788cm" svg:y="14.244cm">
          <draw:text-box>
            <text:p text:style-name="P4"><text:span text:style-name="T3">+</text:span></text:p>
          </draw:text-box>
        </draw:frame>
        <draw:frame draw:style-name="gr4" draw:text-style-name="P7" draw:layer="layout" svg:width="1.2cm" svg:height="1.136cm" svg:x="11.588cm" svg:y="15.744cm">
          <draw:text-box>
            <text:p text:style-name="P6"><text:span text:style-name="T4">-</text:span></text:p>
          </draw:text-box>
        </draw:frame>
        <draw:frame draw:style-name="gr4" draw:text-style-name="P7" draw:layer="layout" svg:width="1.2cm" svg:height="1.136cm" svg:x="13.588cm" svg:y="16.044cm">
          <draw:text-box>
            <text:p text:style-name="P6"><text:span text:style-name="T4">-</text:span></text:p>
          </draw:text-box>
        </draw:frame>
        <draw:frame draw:style-name="gr4" draw:text-style-name="P7" draw:layer="layout" svg:width="1.2cm" svg:height="1.136cm" svg:x="13.088cm" svg:y="15.408cm">
          <draw:text-box>
            <text:p text:style-name="P6"><text:span text:style-name="T4">-</text:span></text:p>
          </draw:text-box>
        </draw:frame>
        <draw:frame draw:style-name="gr4" draw:text-style-name="P7" draw:layer="layout" svg:width="1.2cm" svg:height="1.136cm" svg:x="12.588cm" svg:y="17.408cm">
          <draw:text-box>
            <text:p text:style-name="P6"><text:span text:style-name="T4">-</text:span></text:p>
          </draw:text-box>
        </draw:frame>
        <draw:frame draw:style-name="gr4" draw:text-style-name="P7" draw:layer="layout" svg:width="1.2cm" svg:height="1.136cm" svg:x="14.088cm" svg:y="17.308cm">
          <draw:text-box>
            <text:p text:style-name="P6"><text:span text:style-name="T4">-</text:span></text:p>
          </draw:text-box>
        </draw:frame>
        <draw:frame draw:style-name="gr4" draw:text-style-name="P7" draw:layer="layout" svg:width="1.2cm" svg:height="1.136cm" svg:x="11.488cm" svg:y="17.308cm">
          <draw:text-box>
            <text:p text:style-name="P6"><text:span text:style-name="T4">-</text:span></text:p>
          </draw:text-box>
        </draw:frame>
        <draw:frame draw:style-name="gr4" draw:text-style-name="P7" draw:layer="layout" svg:width="1.2cm" svg:height="1.136cm" svg:x="12.488cm" svg:y="16.408cm">
          <draw:text-box>
            <text:p text:style-name="P6"><text:span text:style-name="T4">-</text:span></text:p>
          </draw:text-box>
        </draw:frame>
        <draw:frame draw:style-name="gr4" draw:text-style-name="P7" draw:layer="layout" svg:width="1.2cm" svg:height="1.136cm" svg:x="11.788cm" svg:y="15.008cm">
          <draw:text-box>
            <text:p text:style-name="P6"><text:span text:style-name="T4">-</text:span></text:p>
          </draw:text-box>
        </draw:frame>
        <draw:frame draw:style-name="gr4" draw:text-style-name="P7" draw:layer="layout" svg:width="1.2cm" svg:height="1.136cm" svg:x="11.188cm" svg:y="16.644cm">
          <draw:text-box>
            <text:p text:style-name="P6"><text:span text:style-name="T4">-</text:span></text:p>
          </draw:text-box>
        </draw:frame>
        <draw:frame draw:style-name="gr4" draw:text-style-name="P7" draw:layer="layout" svg:width="1.2cm" svg:height="1.136cm" svg:x="13.388cm" svg:y="16.795cm">
          <draw:text-box>
            <text:p text:style-name="P6"><text:span text:style-name="T4">-</text:span></text:p>
          </draw:text-box>
        </draw:frame>
        <draw:line draw:style-name="gr5" draw:text-style-name="P1" draw:layer="layout" svg:x1="13cm" svg:y1="12.9cm" svg:x2="16.797cm" svg:y2="17.487cm">
          <text:p/>
        </draw:line>
        <draw:line draw:style-name="gr2" draw:text-style-name="P1" draw:layer="layout" svg:x1="12.2cm" svg:y1="13.2cm" svg:x2="15.997cm" svg:y2="17.7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Display G" svg:font-family="'Linux Libertine Display G'" style:font-pitch="variable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6T21:41:05.817000000</meta:creation-date>
    <dc:date>2021-05-26T00:46:03.713000000</dc:date>
    <meta:editing-duration>PT1H48M34S</meta:editing-duration>
    <meta:editing-cycles>2</meta:editing-cycles>
    <meta:generator>LibreOffice/6.1.0.3$Windows_X86_64 LibreOffice_project/efb621ed25068d70781dc026f7e9c5187a4decd1</meta:generator>
    <meta:document-statistic meta:object-count="59"/>
  </office:meta>
</office:document-meta>
</file>